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164" officeooo:paragraph-rsid="00049164"/>
    </style:style>
    <style:style style:name="P2" style:family="paragraph" style:parent-style-name="Standard">
      <style:text-properties fo:font-weight="bold" officeooo:rsid="000639f4" officeooo:paragraph-rsid="000639f4" style:font-weight-asian="bold" style:font-weight-complex="bold"/>
    </style:style>
    <style:style style:name="P3" style:family="paragraph" style:parent-style-name="Standard">
      <style:text-properties fo:font-weight="bold" officeooo:rsid="0007f3c7" officeooo:paragraph-rsid="0007f3c7" style:font-weight-asian="bold" style:font-weight-complex="bold"/>
    </style:style>
    <style:style style:name="P4" style:family="paragraph" style:parent-style-name="Standard">
      <style:text-properties fo:font-weight="normal" officeooo:rsid="000639f4" officeooo:paragraph-rsid="000639f4" style:font-weight-asian="normal" style:font-weight-complex="normal"/>
    </style:style>
    <style:style style:name="P5" style:family="paragraph" style:parent-style-name="Standard" style:list-style-name="L1">
      <style:text-properties officeooo:rsid="00049164" officeooo:paragraph-rsid="00049164"/>
    </style:style>
    <style:style style:name="P6" style:family="paragraph" style:parent-style-name="Standard">
      <style:text-properties officeooo:paragraph-rsid="00049164"/>
    </style:style>
    <style:style style:name="P7" style:family="paragraph" style:parent-style-name="Standard">
      <style:text-properties fo:font-weight="bold" officeooo:rsid="0009e213" officeooo:paragraph-rsid="0009e213" style:font-weight-asian="bold" style:font-weight-complex="bold"/>
    </style:style>
    <style:style style:name="P8" style:family="paragraph" style:parent-style-name="Standard">
      <style:text-properties officeooo:paragraph-rsid="0009e213"/>
    </style:style>
    <style:style style:name="P9" style:family="paragraph" style:parent-style-name="Standard">
      <style:text-properties officeooo:rsid="0009e213" officeooo:paragraph-rsid="0009e213"/>
    </style:style>
    <style:style style:name="T1" style:family="text">
      <style:text-properties officeooo:rsid="00049164"/>
    </style:style>
    <style:style style:name="T2" style:family="text">
      <style:text-properties officeooo:rsid="00052230"/>
    </style:style>
    <style:style style:name="T3" style:family="text">
      <style:text-properties officeooo:rsid="0009e21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e21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ortant</text:p>
      <text:p text:style-name="P4">Java 9 needs to be installed to run SoPrARepast. Get it from: https://www.oracle.com/java/java9.html</text:p>
      <text:p text:style-name="P1"/>
      <text:p text:style-name="P3">Importing Repast Simphony in Eclipse to run standard models or create your own model</text:p>
      <text:p text:style-name="P1">SoPrARepast can be used in Repast Simphony Eclipse via:</text:p>
      <text:list xml:id="list2839822490" text:style-name="L1">
        <text:list-item>
          <text:p text:style-name="P5">File → Import → Import fromt Git and using the link <text:a xlink:type="simple" xlink:href="https://github.com/rmercuur/SoPrA-Models" text:style-name="Internet_20_link" text:visited-style-name="Visited_20_Internet_20_Link">https://github.com/rmercuur/SoPrA-Models</text:a></text:p>
        </text:list-item>
        <text:list-item>
          <text:p text:style-name="P5">Manually</text:p>
          <text:list>
            <text:list-item>
              <text:p text:style-name="P5">Download the files manually from Github</text:p>
            </text:list-item>
            <text:list-item>
              <text:p text:style-name="P5">File → Import → Import existing project into workspace </text:p>
            </text:list-item>
          </text:list>
        </text:list-item>
      </text:list>
      <text:p text:style-name="P1"/>
      <text:p text:style-name="P6"><text:span text:style-name="T1">In both case the launc</text:span><text:span text:style-name="T2">h</text:span><text:span text:style-name="T1">ers can be found via the Navigator in SoPrARepast/launchers. Right-click SoPrARepastMain.launch and click Run As → <text:s/>SoPrARepastMain</text:span></text:p>
      <text:p text:style-name="P6"/>
      <text:p text:style-name="P6"/>
      <text:p text:style-name="P7">Standalone Installation/JAR</text:p>
      <text:p text:style-name="P8"><text:span text:style-name="T5">A Jar file is available at:</text:span></text:p>
      <text:p text:style-name="P8"><text:a xlink:type="simple" xlink:href="https://drive.google.com/file/d/1jHPU7PidykXYJMrkm_V5vFq64zNrGcAA/view?usp=sharing" text:style-name="Internet_20_link" text:visited-style-name="Visited_20_Internet_20_Link"><text:span text:style-name="T5">https://drive.google.com/file/d/1jHPU7PidykXYJMrkm_V5vFq64zNrGcAA/view?usp=sharing</text:span></text:a></text:p>
      <text:p text:style-name="P8"><text:span text:style-name="T5"/></text:p>
      <text:p text:style-name="P8"><text:span text:style-name="T5">This allows:</text:span></text:p>
      <text:p text:style-name="P8"><text:span text:style-name="T5">1. to install the standard simulation model as a standalone simulation GUI</text:span></text:p>
      <text:p text:style-name="P9"><text:span text:style-name="T5">2. </text:span><text:span text:style-name="T4">load the jar-file in eclip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7T18:18:10.889000000</dc:date>
    <meta:editing-duration>PT9M38S</meta:editing-duration>
    <meta:editing-cycles>8</meta:editing-cycles>
    <meta:document-statistic meta:table-count="0" meta:image-count="0" meta:object-count="0" meta:page-count="1" meta:paragraph-count="15" meta:word-count="119" meta:character-count="857" meta:non-whitespace-character-count="755"/>
  </office:meta>
</office:document-meta>
</file>